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9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4.62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/>
          <table:table-cell table:style-name="ce3" office:value-type="string" calcext:value-type="string">
            <text:p>Processe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Speed Up</text:p>
          </table:table-cell>
          <table:table-cell table:style-name="ce3" office:value-type="string" calcext:value-type="string">
            <text:p>Efficienc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.D2]/[.B2]" office:value-type="float" office:value="1" calcext:value-type="float">
            <text:p>1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formula="of:= [.C2] / [.C3]" office:value-type="string" office:string-value="" calcext:value-type="error">
            <text:p>#DIV/0!</text:p>
          </table:table-cell>
          <table:table-cell table:formula="of:=[.D3]/[.B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 [.C2] / [.C4]" office:value-type="string" office:string-value="" calcext:value-type="error">
            <text:p>#DIV/0!</text:p>
          </table:table-cell>
          <table:table-cell table:formula="of:=[.D4]/[.B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[.C2]/[.C5]" office:value-type="string" office:string-value="" calcext:value-type="error">
            <text:p>#DIV/0!</text:p>
          </table:table-cell>
          <table:table-cell table:formula="of:=[.D5]/[.B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 [.C2] / [.C6]" office:value-type="string" office:string-value="" calcext:value-type="error">
            <text:p>#DIV/0!</text:p>
          </table:table-cell>
          <table:table-cell table:formula="of:=[.D6]/[.B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formula="of:= [.C2] / [.C7]" office:value-type="string" office:string-value="" calcext:value-type="error">
            <text:p>#DIV/0!</text:p>
          </table:table-cell>
          <table:table-cell table:formula="of:=[.D7]/[.B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table:formula="of:= [.C2] / [.C8]" office:value-type="string" office:string-value="" calcext:value-type="error">
            <text:p>#DIV/0!</text:p>
          </table:table-cell>
          <table:table-cell table:formula="of:=[.D8]/[.B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table:formula="of:= [.C2] / [.C9]" office:value-type="string" office:string-value="" calcext:value-type="error">
            <text:p>#DIV/0!</text:p>
          </table:table-cell>
          <table:table-cell table:formula="of:=[.D9]/[.B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  <table:table-cell table:formula="of:= [.C2] / [.C10]" office:value-type="string" office:string-value="" calcext:value-type="error">
            <text:p>#DIV/0!</text:p>
          </table:table-cell>
          <table:table-cell table:formula="of:=[.D10]/[.B1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table:formula="of:= [.C2] / [.C11]" office:value-type="string" office:string-value="" calcext:value-type="error">
            <text:p>#DIV/0!</text:p>
          </table:table-cell>
          <table:table-cell table:formula="of:=[.D11]/[.B11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00-00-00</text:date>, <text:time style:data-style-name="N2" text:time-value="18:46:14.350843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Deschamp</meta:initial-creator>
    <meta:creation-date>2015-02-22T17:37:06.114441629</meta:creation-date>
    <dc:date>2015-02-22T18:48:22.817770175</dc:date>
    <dc:creator>Justin Deschamp</dc:creator>
    <meta:editing-duration>PT9M14S</meta:editing-duration>
    <meta:editing-cycles>3</meta:editing-cycles>
    <meta:generator>LibreOffice/4.2.7.2$Linux_X86_64 LibreOffice_project/420m0$Build-2</meta:generator>
    <meta:document-statistic meta:table-count="1" meta:cell-count="34" meta:object-count="0"/>
  </office:meta>
</office:document-meta>
</file>